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2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d3fb" officeooo:paragraph-rsid="0005d3fb"/>
    </style:style>
    <style:style style:name="P2" style:family="paragraph" style:parent-style-name="Text_20_body">
      <style:text-properties officeooo:rsid="00080d03" officeooo:paragraph-rsid="00080d03"/>
    </style:style>
    <style:style style:name="P3" style:family="paragraph" style:parent-style-name="Text_20_body">
      <style:text-properties officeooo:paragraph-rsid="00080d03"/>
    </style:style>
    <style:style style:name="P4" style:family="paragraph" style:parent-style-name="Text_20_body">
      <style:text-properties style:font-name="Liberation Sans1" fo:font-size="10pt" fo:font-style="italic" fo:font-weight="normal" officeooo:rsid="00080d03" officeooo:paragraph-rsid="0008ae1c" style:font-size-asian="10.5pt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paragraph-rsid="0008ae1c"/>
    </style:style>
    <style:style style:name="P6" style:family="paragraph" style:parent-style-name="Text_20_body">
      <style:text-properties fo:font-weight="bold" officeooo:paragraph-rsid="00080d03" style:font-weight-asian="bold" style:font-weight-complex="bold"/>
    </style:style>
    <style:style style:name="P7" style:family="paragraph" style:parent-style-name="Text_20_body">
      <style:text-properties officeooo:rsid="000a9e0d" officeooo:paragraph-rsid="000a9e0d"/>
    </style:style>
    <style:style style:name="P8" style:family="paragraph" style:parent-style-name="Text_20_body">
      <style:text-properties officeooo:rsid="000a9e0d" officeooo:paragraph-rsid="000e648d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2">
      <style:text-properties officeooo:paragraph-rsid="000e648d"/>
    </style:style>
    <style:style style:name="P11" style:family="paragraph" style:parent-style-name="Text_20_body" style:list-style-name="L1">
      <style:text-properties officeooo:rsid="000a9e0d" officeooo:paragraph-rsid="000a9e0d"/>
    </style:style>
    <style:style style:name="P12" style:family="paragraph" style:parent-style-name="Text_20_body" style:list-style-name="L1">
      <style:text-properties officeooo:rsid="000a9e0d" officeooo:paragraph-rsid="00130021"/>
    </style:style>
    <style:style style:name="P13" style:family="paragraph" style:parent-style-name="Text_20_body" style:list-style-name="L1">
      <style:text-properties officeooo:rsid="000c0438" officeooo:paragraph-rsid="000c0438"/>
    </style:style>
    <style:style style:name="P14" style:family="paragraph" style:parent-style-name="Text_20_body" style:list-style-name="L1">
      <style:text-properties officeooo:rsid="000c0438" officeooo:paragraph-rsid="00130021"/>
    </style:style>
    <style:style style:name="P15" style:family="paragraph" style:parent-style-name="Text_20_body" style:list-style-name="L1">
      <style:text-properties officeooo:rsid="000c0438" officeooo:paragraph-rsid="00149716"/>
    </style:style>
    <style:style style:name="P16" style:family="paragraph" style:parent-style-name="Text_20_body" style:list-style-name="L1">
      <style:text-properties officeooo:rsid="000d672b" officeooo:paragraph-rsid="000d672b"/>
    </style:style>
    <style:style style:name="P17" style:family="paragraph" style:parent-style-name="Text_20_body">
      <style:text-properties officeooo:rsid="000fea68" officeooo:paragraph-rsid="000fea68"/>
    </style:style>
    <style:style style:name="P18" style:family="paragraph" style:parent-style-name="Text_20_body">
      <style:text-properties officeooo:rsid="00120de1" officeooo:paragraph-rsid="00120de1"/>
    </style:style>
    <style:style style:name="P19" style:family="paragraph" style:parent-style-name="Text_20_body">
      <style:text-properties officeooo:rsid="00130021" officeooo:paragraph-rsid="00130021"/>
    </style:style>
    <style:style style:name="P20" style:family="paragraph" style:parent-style-name="Text_20_body">
      <style:text-properties officeooo:rsid="00159d9b" officeooo:paragraph-rsid="00159d9b"/>
    </style:style>
    <style:style style:name="P21" style:family="paragraph" style:parent-style-name="Text_20_body">
      <style:paragraph-properties fo:margin-left="1.852cm" fo:margin-right="0cm" fo:text-indent="-1.852cm" style:auto-text-indent="false" style:writing-mode="page">
        <style:tab-stops/>
      </style:paragraph-properties>
      <style:text-properties officeooo:rsid="000fea68" officeooo:paragraph-rsid="000fea68"/>
    </style:style>
    <style:style style:name="P22" style:family="paragraph" style:parent-style-name="Header">
      <style:text-properties officeooo:rsid="00159d9b" officeooo:paragraph-rsid="00159d9b"/>
    </style:style>
    <style:style style:name="P23" style:family="paragraph" style:parent-style-name="Footer">
      <style:paragraph-properties fo:text-align="end" style:justify-single-word="false"/>
    </style:style>
    <style:style style:name="T1" style:family="text">
      <style:text-properties officeooo:rsid="0005d3fb"/>
    </style:style>
    <style:style style:name="T2" style:family="text">
      <style:text-properties officeooo:rsid="00080d0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0d03" style:font-weight-asian="bold" style:font-weight-complex="bold"/>
    </style:style>
    <style:style style:name="T5" style:family="text">
      <style:text-properties fo:font-weight="bold" officeooo:rsid="000e648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80d03" style:font-style-asian="italic" style:font-style-complex="italic"/>
    </style:style>
    <style:style style:name="T8" style:family="text">
      <style:text-properties fo:font-style="italic" officeooo:rsid="0008b395" style:font-style-asian="italic" style:font-style-complex="italic"/>
    </style:style>
    <style:style style:name="T9" style:family="text">
      <style:text-properties fo:font-style="italic" officeooo:rsid="000e86a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80d03" style:font-style-asian="italic" style:font-weight-asian="bold" style:font-style-complex="italic" style:font-weight-complex="bold"/>
    </style:style>
    <style:style style:name="T12" style:family="text">
      <style:text-properties officeooo:rsid="0008ae1c"/>
    </style:style>
    <style:style style:name="T13" style:family="text">
      <style:text-properties officeooo:rsid="0008b395"/>
    </style:style>
    <style:style style:name="T14" style:family="text">
      <style:text-properties officeooo:rsid="0009ebd3"/>
    </style:style>
    <style:style style:name="T15" style:family="text">
      <style:text-properties officeooo:rsid="000c0438"/>
    </style:style>
    <style:style style:name="T16" style:family="text">
      <style:text-properties officeooo:rsid="000d672b"/>
    </style:style>
    <style:style style:name="T17" style:family="text">
      <style:text-properties officeooo:rsid="000e648d"/>
    </style:style>
    <style:style style:name="T18" style:family="text">
      <style:text-properties fo:font-weight="normal" officeooo:rsid="000e648d" style:font-weight-asian="normal" style:font-weight-complex="normal"/>
    </style:style>
    <style:style style:name="T19" style:family="text">
      <style:text-properties officeooo:rsid="000e86a4"/>
    </style:style>
    <style:style style:name="T20" style:family="text">
      <style:text-properties style:font-name="Liberation Sans1" fo:font-size="10pt" fo:font-style="italic" style:font-size-asian="10.5pt" style:font-style-asian="italic" style:font-style-complex="italic"/>
    </style:style>
    <style:style style:name="T21" style:family="text">
      <style:text-properties style:font-name="Liberation Sans1" style:font-name-asian="SimSun" style:font-name-complex="Arial"/>
    </style:style>
    <style:style style:name="T22" style:family="text">
      <style:text-properties officeooo:rsid="00130021"/>
    </style:style>
    <style:style style:name="T23" style:family="text">
      <style:text-properties fo:color="#ed1c24" style:font-name="Liberation Sans2" fo:font-weight="bold" style:font-name-asian="Liberation Sans2" style:font-weight-asian="bold" style:font-name-complex="Liberation Sans2" style:font-weight-complex="bold"/>
    </style:style>
    <style:style style:name="T24" style:family="text">
      <style:text-properties fo:color="#ed1c24" style:font-name="Liberation Sans2" fo:font-weight="bold" officeooo:rsid="00130021" style:font-name-asian="Liberation Sans2" style:font-weight-asian="bold" style:font-name-complex="Liberation Sans2" style:font-weight-complex="bold"/>
    </style:style>
    <style:style style:name="T25" style:family="text">
      <style:text-properties fo:color="#ed1c24" style:font-name="Liberation Sans2" fo:font-weight="bold" officeooo:rsid="00149716" style:font-name-asian="Liberation Sans2" style:font-weight-asian="bold" style:font-name-complex="Liberation Sans2" style:font-weight-complex="bold"/>
    </style:style>
    <style:style style:name="T26" style:family="text">
      <style:text-properties officeooo:rsid="00149716"/>
    </style:style>
    <style:style style:name="T27" style:family="text">
      <style:text-properties officeooo:rsid="00159d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ktion til SALDI-€'s system<text:span text:style-name="T17">filer</text:span>:</text:h>
      <text:p text:style-name="Standard"/>
      <text:h text:style-name="Heading_20_4" text:outline-level="4">Output til brugerens skærm, sker med out_-modulerne:</text:h>
      <text:p text:style-name="Text_20_body"><text:s text:c="2"/><text:span text:style-name="T13"><text:tab/></text:span>out_style.css.php <text:s text:c="4"/><text:span text:style-name="T1"><text:tab/></text:span>- Design af out_* elementers udseende.'</text:p>
      <text:p text:style-name="Text_20_body"><text:s text:c="2"/><text:span text:style-name="T13"><text:tab/></text:span>out_init.php <text:s text:c="9"/><text:span text:style-name="T1"><text:tab/><text:tab/></text:span>- Initiering af globalt benyttede konstanter og variabler</text:p>
      <text:p text:style-name="Text_20_body"><text:s text:c="2"/><text:span text:style-name="T13"><text:tab/></text:span>out_base.php <text:s text:c="9"/><text:span text:style-name="T1"><text:tab/></text:span>- Grundbibliotek for kontruktion af moduler, ang<text:span text:style-name="T1">å</text:span>ende udskrivning til sk<text:span text:style-name="T1">æ</text:span>rm.</text:p>
      <text:p text:style-name="Text_20_body"><text:s text:c="2"/><text:span text:style-name="T13"><text:tab/></text:span>out_ruder.php <text:s text:c="7"/><text:span text:style-name="T1"><text:tab/><text:tab/></text:span>- Design af panelers layout.</text:p>
      <text:p text:style-name="Text_20_body"><text:s/><text:span text:style-name="T13"><text:tab/></text:span>(out_vinduer.php <text:s text:c="6"/><text:span text:style-name="T1"><text:tab/></text:span>- demonstrerer kombinationer af out_ruder)</text:p>
      <text:p text:style-name="P1"><text:s text:c="2"/><text:span text:style-name="T13"><text:tab/></text:span>page_xxxxxx.php<text:tab/><text:tab/>- kombin<text:span text:style-name="T19">erer</text:span> rude-moduler<text:span text:style-name="T19"> i spalte-opsat adaptivt system.</text:span></text:p>
      <text:p text:style-name="P2"><text:span text:style-name="T6">Alle disse</text:span><text:span text:style-name="T9"> out_* </text:span><text:span text:style-name="T6"><text:s/>filer befinder sig i mappen:</text:span><text:span text:style-name="T10"> </text:span><text:span text:style-name="T3">saldi-e/_base/</text:span></text:p>
      <text:p text:style-name="Text_20_body"><text:s text:c="2"/></text:p>
      <text:h text:style-name="Heading_20_4" text:outline-level="4">Dannelse af HTML-sider, sker med filerne:</text:h>
      <text:p text:style-name="Text_20_body"><text:s text:c="2"/><text:span text:style-name="T13"><text:tab/></text:span>htm_pageHead.php <text:s/><text:span text:style-name="T1"><text:tab/></text:span>- <text:span text:style-name="T13">K</text:span>larg<text:span text:style-name="T13">ø</text:span>r en side med initiering af php-filer og indledende HTML-kode.</text:p>
      <text:p text:style-name="Text_20_body"><text:s text:c="2"/><text:span text:style-name="T13"><text:tab/></text:span>page_xxxxxx.php <text:s text:c="4"/><text:span text:style-name="T1"><text:tab/></text:span>- (en vilkårlig <text:span text:style-name="T1">page_*.php alt efter behov</text:span>)</text:p>
      <text:p text:style-name="Text_20_body"><text:s text:c="2"/><text:span text:style-name="T13"><text:tab/></text:span>htm_pageFoot.php <text:s text:c="2"/><text:span text:style-name="T1"><text:tab/></text:span>- <text:span text:style-name="T13">Færdiggør en side, som er påbegyndt med htm_pageHead.php</text:span></text:p>
      <text:p text:style-name="P2"><text:span text:style-name="T6">De fleste af disse filer befinder sig i mappen:</text:span><text:span text:style-name="T10"> </text:span><text:span text:style-name="T3">saldi-e/_base/</text:span></text:p>
      <text:p text:style-name="P4">Andre page_xxxxxx.php befinder sig i <text:span text:style-name="T14">modulopdelte </text:span>mapper<text:span text:style-name="T12">.</text:span></text:p>
      <text:p text:style-name="P6"/>
      <text:h text:style-name="Heading_20_4" text:outline-level="4">Systemets Funktionsbiblioteker:</text:h>
      <text:p text:style-name="Text_20_body"><text:span text:style-name="T13"><text:tab/></text:span>std_func.php<text:span text:style-name="T2"><text:tab/><text:tab/><text:tab/>- Almene funktioner f.eks. ang. datavisning</text:span></text:p>
      <text:p text:style-name="P5"><text:span text:style-name="T13"><text:tab/>str_func.php<text:tab/><text:tab/><text:tab/>- </text:span>Specielle string-funktioner</text:p>
      <text:p text:style-name="P5"><text:span text:style-name="T8"><text:tab/></text:span>fil_func.php<text:span text:style-name="T2"><text:tab/><text:tab/><text:tab/>- Grundbibliotek for fil-operationer</text:span></text:p>
      <text:p text:style-name="Text_20_body"><text:span text:style-name="T13"><text:tab/></text:span>dbi_func.php<text:span text:style-name="T2"><text:tab/><text:tab/><text:tab/>- Forbedrede DB-funktioner, kompatible med PHP7+</text:span></text:p>
      <text:p text:style-name="P3"><text:span text:style-name="T7">Alle disse filer befinder sig i mappen:</text:span><text:span text:style-name="T11"> </text:span><text:span text:style-name="T4">saldi-e/_base/</text:span></text:p>
      <text:p text:style-name="P6"/>
      <text:h text:style-name="P10" text:outline-level="2">Introduktion til SALDI-€'s debug-system:</text:h>
      <text:p text:style-name="P7">Aktivering af debug-tilstand, kan ske<text:span text:style-name="T17">:</text:span></text:p>
      <text:p text:style-name="P8"><text:span text:style-name="T6">dynamisk</text:span>: ved at tilføje ?debug=true i browserens adressefelt.</text:p>
      <text:p text:style-name="P8"><text:span text:style-name="T6">statisk</text:span>: ved at redigere og sætte variablen $Ødebug= true; </text:p>
      <text:p text:style-name="P8"><text:span text:style-name="T17"><text:tab/><text:tab/></text:span>i filen <text:s/><text:span text:style-name="T4">saldi-e/_base/</text:span><text:span text:style-name="T3">pageHead.php</text:span><text:span text:style-name="T18"> eller i <text:s/></text:span><text:span text:style-name="T4">saldi-e/_base/</text:span><text:span text:style-name="T5">out_init.php</text:span></text:p>
      <text:p text:style-name="P7"/>
      <text:p text:style-name="P7">Når $Ødebug= true; <text:span text:style-name="T15"><text:s/>sker der følgende:</text:span></text:p>
      <text:list xml:id="list2500594039" text:style-name="L1">
        <text:list-item>
          <text:p text:style-name="P12"><text:span text:style-name="T15">Der logges</text:span>, hver gang en side dannes.<text:span text:style-name="T16"> {debug_log($DocVer, $DocRev, $modulnr, $DocFil, '')} </text:span><text:span text:style-name="T24">☺</text:span></text:p>
        </text:list-item>
        <text:list-item>
          <text:p text:style-name="P11">I alle paneler (=ruder), <text:span text:style-name="T16">vises</text:span> i panelets header, navnet på <text:span text:style-name="T16">funktionen, der har dannet panelet.</text:span></text:p>
        </text:list-item>
        <text:list-item>
          <text:p text:style-name="P13">I html-koden tilføjes ekstra linieskift, så kilde-koden bliver mere læsbar. {dvl_pretty()}</text:p>
        </text:list-item>
        <text:list-item>
          <text:p text:style-name="P14">I html-koden tilføjes ekstra labels,<text:span text:style-name="T22"> med funktions-navne</text:span> {dvl_ekko()}<text:span text:style-name="T22"> <text:s/></text:span><text:span text:style-name="T24">☺</text:span></text:p>
        </text:list-item>
        <text:list-item>
          <text:p text:style-name="P16">I top-menuen tilføjes et ekstra punkt: "TOOLS" med menupunkter for programmøren.</text:p>
        </text:list-item>
        <text:list-item>
          <text:p text:style-name="P15">Manuelt kan tilføjes andre<text:span text:style-name="T26"> betingede</text:span> hændelser....<text:span text:style-name="T26"><text:tab/>if ($Ødebug) { } <text:s/></text:span><text:span text:style-name="T25">☺</text:span></text:p>
        </text:list-item>
      </text:list>
      <text:p text:style-name="P19"><text:span text:style-name="T23"/></text:p>
      <text:p text:style-name="P19"><text:span text:style-name="T23">☺</text:span><text:span text:style-name="T21">- </text:span>Kan også benyttes til andre debug-beskeder.</text:p>
      <text:p text:style-name="P20">Bemærk: variabler med prefix Ø f.eks. <text:span text:style-name="T26">$Ødebug</text:span> signalerer, at de benyttes, som globale variabler!</text:p>
      <text:h text:style-name="P9" text:outline-level="3">Programmør-tools:</text:h>
      <text:p text:style-name="P21"><text:span text:style-name="T6">Frase</text:span>-skanning: Redskab til vedligeholdelse/opdatering af SALDI-€'s Sprog-bibliotek.</text:p>
      <text:p text:style-name="P17"><text:span text:style-name="T20">Function</text:span>-skanning: Skanner alle kildefiler, efter ordet function som står i linies start.</text:p>
      <text:p text:style-name="P17"><text:span text:style-name="T20">Ord</text:span>-skanning: <text:s/>Skanner alle kildefiler, efter et angivet ord.</text:p>
      <text:p text:style-name="P17"><text:span text:style-name="T20">Modul</text:span>-skanning: Redskab til at danne opdateret oversigt over SALDI-€'s HTM-/PHP-filer</text:p>
      <text:p text:style-name="P18">Side-test: Et menu-punkt, som kan benyttes til at teste en side under udvikling. </text:p>
      <text:p text:style-name="P18"><text:tab/>Aktuelt link programmeres i <text:span text:style-name="T4">saldi-e/_base/</text:span><text:span text:style-name="T3">out_base.php</text:span> i funktionen: <text:span text:style-name="T6">Menu_Topdropdown()</text:span></text:p>
      <text:p text:style-name="P18"><text:span text:style-name="T6"/></text:p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2" svg:font-family="'Liberation Sans'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style:writing-mode="page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d9b" officeooo:paragraph-rsid="00159d9b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59d9b"/>
    </style:style>
    <style:page-layout style:name="Mpm1">
      <style:page-layout-properties fo:page-width="21.001cm" fo:page-height="29.7cm" style:num-format="1" style:print-orientation="portrait" fo:margin-top="0.873cm" fo:margin-bottom="0.6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il programmøren...</text:p>
      </style:header>
      <style:footer>
        <text:p text:style-name="MP2"><text:span text:style-name="MT1">Udskrift: </text:span><text:span text:style-name="MT1"><text:date style:data-style-name="N84" text:date-value="2017-10-20T16:10:21.924000210">2017-10-20</text:date></text:span><text:span text:style-name="MT1"><text:s text:c="3"/>Side: </text:span><text:page-number text:select-page="current">2</text:page-number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1:28:37.070000000</meta:creation-date>
    <dc:date>2017-10-20T16:10:21.566000000</dc:date>
    <meta:editing-duration>PT1H50M23S</meta:editing-duration>
    <meta:editing-cycles>11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45" meta:word-count="353" meta:character-count="2828" meta:non-whitespace-character-count="2418"/>
  </office:meta>
</office:document-meta>
</file>